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7" table:default-cell-style-name="Default"/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2" table:number-rows-spanned="1">
            <text:p>15KBYTES</text:p>
          </table:table-cell>
          <table:covered-table-cell/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float" office:value="32768" calcext:value-type="float">
            <text:p>32768</text:p>
          </table:table-cell>
          <table:table-cell table:style-name="ce4" office:value-type="float" office:value="16384" calcext:value-type="float">
            <text:p>16384</text:p>
          </table:table-cell>
          <table:table-cell table:style-name="ce4" office:value-type="float" office:value="8192" calcext:value-type="float">
            <text:p>8192</text:p>
          </table:table-cell>
          <table:table-cell table:style-name="ce4" office:value-type="float" office:value="4096" calcext:value-type="float">
            <text:p>4096</text:p>
          </table:table-cell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1024" calcext:value-type="float">
            <text:p>1024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TOTAL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8000" calcext:value-type="float">
            <text:p>1800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25000" calcext:value-type="float">
            <text:p>2500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8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43000" calcext:value-type="float">
            <text:p>43000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5000" calcext:value-type="float">
            <text:p>1500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Resultado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Checks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2T19:05:49.321000000</meta:creation-date>
    <dc:date>2023-04-12T19:46:10.285000000</dc:date>
    <meta:editing-duration>PT40M22S</meta:editing-duration>
    <meta:editing-cycles>2</meta:editing-cycles>
    <meta:generator>LibreOffice/7.5.2.2$Windows_X86_64 LibreOffice_project/53bb9681a964705cf672590721dbc85eb4d0c3a2</meta:generator>
    <meta:document-statistic meta:table-count="1" meta:cell-count="122" meta:object-count="0"/>
  </office:meta>
</office:document-meta>
</file>